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526257" officeooo:paragraph-rsid="001c0208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8a04df" officeooo:paragraph-rsid="00825d8d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8a27f1" officeooo:paragraph-rsid="00825d8d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bold" officeooo:rsid="008a04df" officeooo:paragraph-rsid="00825d8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bold" officeooo:rsid="008384c3" officeooo:paragraph-rsid="008384c3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24d01c" officeooo:paragraph-rsid="00825d8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 Condensed" officeooo:paragraph-rsid="001c0208"/>
    </style:style>
    <style:style style:name="P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3fdc03" officeooo:paragraph-rsid="00825d8d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3fdc03" officeooo:paragraph-rsid="008d7774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8d7774" officeooo:paragraph-rsid="008d7774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8a04df" officeooo:paragraph-rsid="00825d8d" style:font-size-asian="12pt" style:font-weight-asian="normal" style:font-size-complex="12pt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8a04df" officeooo:paragraph-rsid="00825d8d" style:font-size-asian="12pt" style:font-weight-asian="normal" style:font-size-complex="12pt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8a27f1" officeooo:paragraph-rsid="00825d8d" style:font-size-asian="12pt" style:font-weight-asian="normal" style:font-size-complex="12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8a27f1" officeooo:paragraph-rsid="0091061b" style:font-size-asian="12pt" style:font-weight-asian="normal" style:font-size-complex="12pt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8f3cd6" officeooo:paragraph-rsid="008f3cd6" style:font-size-asian="12pt" style:font-weight-asian="normal" style:font-size-complex="12pt" style:font-weight-complex="normal"/>
    </style:style>
    <style:style style:name="P16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8384c3" officeooo:paragraph-rsid="008384c3" style:font-size-asian="12pt" style:font-weight-asian="normal" style:font-size-complex="12pt" style:font-weight-complex="normal"/>
    </style:style>
    <style:style style:name="P17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8384c3" officeooo:paragraph-rsid="008384c3" style:font-size-asian="12pt" style:font-weight-asian="normal" style:font-size-complex="12pt" style:font-weight-complex="normal"/>
    </style:style>
    <style:style style:name="P18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8384c3" officeooo:paragraph-rsid="0091061b" style:font-size-asian="12pt" style:font-weight-asian="normal" style:font-size-complex="12pt" style:font-weight-complex="normal"/>
    </style:style>
    <style:style style:name="P19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8384c3" officeooo:paragraph-rsid="008384c3" style:font-size-asian="12pt" style:font-weight-asian="normal" style:font-size-complex="12pt" style:font-weight-complex="normal"/>
    </style:style>
    <style:style style:name="P20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84b047" officeooo:paragraph-rsid="0084b047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DejaVu Sans Condensed" officeooo:paragraph-rsid="00825d8d"/>
    </style:style>
    <style:style style:name="P22" style:family="paragraph" style:parent-style-name="Standard" style:list-style-name="L2">
      <style:paragraph-properties fo:text-align="start" style:justify-single-word="false"/>
      <style:text-properties style:font-name="DejaVu Sans Condensed" officeooo:paragraph-rsid="00825d8d"/>
    </style:style>
    <style:style style:name="P23" style:family="paragraph" style:parent-style-name="Standard" style:list-style-name="L4">
      <style:paragraph-properties fo:text-align="start" style:justify-single-word="false"/>
      <style:text-properties style:font-name="DejaVu Sans Condensed" officeooo:paragraph-rsid="008bbe96"/>
    </style:style>
    <style:style style:name="P24" style:family="paragraph" style:parent-style-name="Standard" style:list-style-name="L6">
      <style:paragraph-properties fo:text-align="start" style:justify-single-word="false"/>
      <style:text-properties style:font-name="DejaVu Sans Condensed" officeooo:paragraph-rsid="008384c3"/>
    </style:style>
    <style:style style:name="P25" style:family="paragraph" style:parent-style-name="Standard" style:list-style-name="L8">
      <style:paragraph-properties fo:text-align="start" style:justify-single-word="false"/>
      <style:text-properties style:font-name="DejaVu Sans Condensed" officeooo:paragraph-rsid="008384c3"/>
    </style:style>
    <style:style style:name="P26" style:family="paragraph" style:parent-style-name="Standard" style:list-style-name="L6">
      <style:paragraph-properties fo:text-align="start" style:justify-single-word="false"/>
      <style:text-properties style:font-name="DejaVu Sans Condensed" officeooo:rsid="008384c3" officeooo:paragraph-rsid="008384c3"/>
    </style:style>
    <style:style style:name="P27" style:family="paragraph" style:parent-style-name="Standard" style:list-style-name="L6">
      <style:paragraph-properties fo:text-align="start" style:justify-single-word="false"/>
      <style:text-properties style:text-line-through-style="solid" style:text-line-through-type="single" style:font-name="DejaVu Sans Condensed" fo:font-size="12pt" style:text-underline-style="none" fo:font-weight="normal" officeooo:rsid="008384c3" officeooo:paragraph-rsid="0091061b" style:font-size-asian="12pt" style:font-weight-asian="normal" style:font-size-complex="12pt" style:font-weight-complex="normal"/>
    </style:style>
    <style:style style:name="P28" style:family="paragraph" style:parent-style-name="Standard" style:list-style-name="L6">
      <style:paragraph-properties fo:text-align="start" style:justify-single-word="false"/>
      <style:text-properties style:text-line-through-style="solid" style:text-line-through-type="single" style:font-name="DejaVu Sans Condensed" officeooo:paragraph-rsid="008384c3"/>
    </style:style>
    <style:style style:name="P29" style:family="paragraph" style:parent-style-name="Standard" style:list-style-name="L1">
      <style:paragraph-properties fo:text-align="start" style:justify-single-word="false"/>
      <style:text-properties officeooo:paragraph-rsid="00825d8d"/>
    </style:style>
    <style:style style:name="T1" style:family="text">
      <style:text-properties style:text-line-through-style="none" style:text-line-through-type="none" fo:font-size="12pt" fo:font-weight="bold" officeooo:rsid="006a599e" style:font-size-asian="12pt" style:font-weight-asian="bold" style:font-size-complex="12pt" style:font-weight-complex="bold"/>
    </style:style>
    <style:style style:name="T2" style:family="text">
      <style:text-properties style:text-line-through-style="none" style:text-line-through-type="none" fo:font-size="12pt" fo:font-weight="bold" officeooo:rsid="007514fe" style:font-size-asian="12pt" style:font-weight-asian="bold" style:font-size-complex="12pt" style:font-weight-complex="bold"/>
    </style:style>
    <style:style style:name="T3" style:family="text">
      <style:text-properties style:text-line-through-style="none" style:text-line-through-type="none" fo:font-size="12pt" fo:font-weight="bold" officeooo:rsid="00825d8d" style:font-size-asian="12pt" style:font-weight-asian="bold" style:font-size-complex="12pt" style:font-weight-complex="bold"/>
    </style:style>
    <style:style style:name="T4" style:family="text">
      <style:text-properties style:text-line-through-style="none" style:text-line-through-type="none" fo:font-size="12pt" fo:font-weight="bold" officeooo:rsid="002fddd4" style:font-size-asian="12pt" style:font-weight-asian="bold" style:font-size-complex="12pt" style:font-weight-complex="bold"/>
    </style:style>
    <style:style style:name="T5" style:family="text">
      <style:text-properties style:text-line-through-style="none" style:text-line-through-type="none" fo:font-size="12pt" fo:font-weight="bold" officeooo:rsid="00875372" style:font-size-asian="12pt" style:font-weight-asian="bold" style:font-size-complex="12pt" style:font-weight-complex="bold"/>
    </style:style>
    <style:style style:name="T6" style:family="text">
      <style:text-properties style:text-line-through-style="none" style:text-line-through-type="none" fo:font-size="12pt" style:text-underline-style="none" fo:font-weight="normal" style:font-size-asian="12pt" style:font-weight-asian="normal" style:font-size-complex="12pt" style:font-weight-complex="normal"/>
    </style:style>
    <style:style style:name="T7" style:family="text">
      <style:text-properties style:text-line-through-style="none" style:text-line-through-type="none" fo:font-size="12pt" style:text-underline-style="none" fo:font-weight="normal" officeooo:rsid="003fdc03" style:font-size-asian="12pt" style:font-weight-asian="normal" style:font-size-complex="12pt" style:font-weight-complex="normal"/>
    </style:style>
    <style:style style:name="T8" style:family="text">
      <style:text-properties style:text-line-through-style="none" style:text-line-through-type="none" fo:font-size="12pt" style:text-underline-style="none" fo:font-weight="normal" officeooo:rsid="008a04df" style:font-size-asian="12pt" style:font-weight-asian="normal" style:font-size-complex="12pt" style:font-weight-complex="normal"/>
    </style:style>
    <style:style style:name="T9" style:family="text">
      <style:text-properties style:text-line-through-style="none" style:text-line-through-type="none" fo:font-size="12pt" style:text-underline-style="none" fo:font-weight="normal" officeooo:rsid="008a29da" style:font-size-asian="12pt" style:font-weight-asian="normal" style:font-size-complex="12pt" style:font-weight-complex="normal"/>
    </style:style>
    <style:style style:name="T10" style:family="text">
      <style:text-properties style:text-line-through-style="none" style:text-line-through-type="none" fo:font-size="12pt" style:text-underline-style="none" fo:font-weight="normal" officeooo:rsid="008bbe96" style:font-size-asian="12pt" style:font-weight-asian="normal" style:font-size-complex="12pt" style:font-weight-complex="normal"/>
    </style:style>
    <style:style style:name="T11" style:family="text">
      <style:text-properties style:text-line-through-style="none" style:text-line-through-type="none" fo:font-size="12pt" style:text-underline-style="none" fo:font-weight="normal" officeooo:rsid="008384c3" style:font-size-asian="12pt" style:font-weight-asian="normal" style:font-size-complex="12pt" style:font-weight-complex="normal"/>
    </style:style>
    <style:style style:name="T12" style:family="text">
      <style:text-properties style:text-line-through-style="none" style:text-line-through-type="none" fo:font-size="12pt" style:text-underline-style="none" fo:font-weight="normal" officeooo:rsid="0086680c" style:font-size-asian="12pt" style:font-weight-asian="normal" style:font-size-complex="12pt" style:font-weight-complex="normal"/>
    </style:style>
    <style:style style:name="T13" style:family="text">
      <style:text-properties style:text-line-through-style="none" style:text-line-through-type="none" fo:font-size="12pt" style:text-underline-style="none" fo:font-weight="bold" style:font-size-asian="12pt" style:font-weight-asian="bold" style:font-size-complex="12pt" style:font-weight-complex="bold"/>
    </style:style>
    <style:style style:name="T14" style:family="text">
      <style:text-properties style:text-line-through-style="none" style:text-line-through-type="none" fo:font-size="12pt" style:text-underline-style="none" fo:font-weight="bold" officeooo:rsid="008a29da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fo:font-size="12pt" style:text-underline-style="none" fo:font-weight="bold" officeooo:rsid="003fdc03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fo:font-size="12pt" style:text-underline-style="none" fo:font-weight="bold" officeooo:rsid="008a04df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fo:font-size="12pt" style:text-underline-style="none" fo:font-weight="bold" officeooo:rsid="008bbe96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fo:font-size="12pt" style:text-underline-style="none" fo:font-weight="bold" officeooo:rsid="008384c3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fo:font-size="12pt" style:text-underline-style="none" fo:font-weight="bold" officeooo:rsid="0086680c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officeooo:rsid="008cd353"/>
    </style:style>
    <style:style style:name="T21" style:family="text">
      <style:text-properties style:text-line-through-style="none" style:text-line-through-type="none" style:font-name="DejaVu Sans Condensed" fo:font-size="12pt" style:text-underline-style="none" fo:font-weight="normal" officeooo:rsid="008a04df" style:font-size-asian="12pt" style:font-weight-asian="normal" style:font-size-complex="12pt" style:font-weight-complex="normal"/>
    </style:style>
    <style:style style:name="T22" style:family="text">
      <style:text-properties style:text-line-through-style="none" style:text-line-through-type="none" style:font-name="DejaVu Sans Condensed" fo:font-size="12pt" style:text-underline-style="none" fo:font-weight="normal" officeooo:rsid="008a29da" style:font-size-asian="12pt" style:font-weight-asian="normal" style:font-size-complex="12pt" style:font-weight-complex="normal"/>
    </style:style>
    <style:style style:name="T23" style:family="text">
      <style:text-properties style:text-line-through-style="none" style:text-line-through-type="none" style:font-name="DejaVu Sans Condensed" fo:font-size="12pt" style:text-underline-style="none" fo:font-weight="normal" officeooo:rsid="00917562" style:font-size-asian="12pt" style:font-weight-asian="normal" style:font-size-complex="12pt" style:font-weight-complex="normal"/>
    </style:style>
    <style:style style:name="T24" style:family="text">
      <style:text-properties style:text-line-through-style="none" style:text-line-through-type="none" style:font-name="DejaVu Sans Condensed" fo:font-size="12pt" style:text-underline-style="none" fo:font-weight="bold" officeooo:rsid="00917562" style:font-size-asian="12pt" style:font-weight-asian="bold" style:font-size-complex="12pt" style:font-weight-complex="bold"/>
    </style:style>
    <style:style style:name="T25" style:family="text">
      <style:text-properties style:text-line-through-style="none" style:text-line-through-type="none" style:font-name="DejaVu Sans Condensed" fo:font-size="12pt" style:text-underline-style="none" fo:font-weight="bold" officeooo:rsid="008a04df" style:font-size-asian="12pt" style:font-weight-asian="bold" style:font-size-complex="12pt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48ee85" style:font-weight-asian="bold" style:font-weight-complex="bold"/>
    </style:style>
    <style:style style:name="T28" style:family="text">
      <style:text-properties fo:font-weight="bold" officeooo:rsid="008a04df" style:font-weight-asian="bold" style:font-weight-complex="bold"/>
    </style:style>
    <style:style style:name="T29" style:family="text">
      <style:text-properties fo:font-weight="bold" officeooo:rsid="0084b047" style:font-weight-asian="bold" style:font-weight-complex="bold"/>
    </style:style>
    <style:style style:name="T30" style:family="text">
      <style:text-properties fo:font-weight="bold" officeooo:rsid="008d7774" style:font-weight-asian="bold" style:font-weight-complex="bold"/>
    </style:style>
    <style:style style:name="T31" style:family="text">
      <style:text-properties officeooo:rsid="0048ee85"/>
    </style:style>
    <style:style style:name="T32" style:family="text">
      <style:text-properties officeooo:rsid="008a04df"/>
    </style:style>
    <style:style style:name="T33" style:family="text">
      <style:text-properties officeooo:rsid="006bf369"/>
    </style:style>
    <style:style style:name="T34" style:family="text">
      <style:text-properties officeooo:rsid="004e1a5e"/>
    </style:style>
    <style:style style:name="T35" style:family="text">
      <style:text-properties officeooo:rsid="00825d8d"/>
    </style:style>
    <style:style style:name="T36" style:family="text">
      <style:text-properties officeooo:rsid="0084b047"/>
    </style:style>
    <style:style style:name="T37" style:family="text">
      <style:text-properties officeooo:rsid="008b7f1e"/>
    </style:style>
    <style:style style:name="T38" style:family="text">
      <style:text-properties officeooo:rsid="008d7774"/>
    </style:style>
    <style:style style:name="T39" style:family="text">
      <style:text-properties officeooo:rsid="008f3cd6"/>
    </style:style>
    <style:style style:name="T40" style:family="text">
      <style:text-properties fo:font-size="12pt" style:text-underline-style="none" fo:font-weight="bold" officeooo:rsid="008384c3" style:font-size-asian="12pt" style:font-weight-asian="bold" style:font-size-complex="12pt" style:font-weight-complex="bold"/>
    </style:style>
    <style:style style:name="T41" style:family="text">
      <style:text-properties fo:font-size="12pt" style:text-underline-style="none" fo:font-weight="bold" officeooo:rsid="0084b047" style:font-size-asian="12pt" style:font-weight-asian="bold" style:font-size-complex="12pt" style:font-weight-complex="bold"/>
    </style:style>
    <style:style style:name="T42" style:family="text">
      <style:text-properties fo:font-size="12pt" style:text-underline-style="none" fo:font-weight="normal" officeooo:rsid="0084b047" style:font-size-asian="12pt" style:font-weight-asian="normal" style:font-size-complex="12pt" style:font-weight-complex="normal"/>
    </style:style>
    <style:style style:name="T43" style:family="text">
      <style:text-properties fo:font-size="12pt" style:text-underline-style="none" fo:font-weight="normal" officeooo:rsid="008384c3" style:font-size-asian="12pt" style:font-weight-asian="normal" style:font-size-complex="12pt" style:font-weight-complex="normal"/>
    </style:style>
    <style:style style:name="T44" style:family="text">
      <style:text-properties officeooo:rsid="008cd353"/>
    </style:style>
    <style:style style:name="T45" style:family="text">
      <style:text-properties officeooo:rsid="0091061b"/>
    </style:style>
    <style:style style:name="T46" style:family="text">
      <style:text-properties officeooo:rsid="0091756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3</text:span><text:span text:style-name="T2">0</text:span><text:span text:style-name="T3">1</text:span><text:span text:style-name="T4"> - </text:span><text:span text:style-name="T1">Flight - </text:span><text:span text:style-name="T3">Takeoff, </text:span><text:span text:style-name="T4">Landing</text:span><text:span text:style-name="T5">, Engine relight</text:span></text:p>
      <text:p text:style-name="P1"/>
      <text:p text:style-name="P6">Takeoff</text:p>
      <text:list xml:id="list3304101317" text:style-name="L1">
        <text:list-item>
          <text:p text:style-name="P8">Check <text:span text:style-name="T26">canopy closed</text:span><text:span text:style-name="T30"> and locked</text:span>, <text:span text:style-name="T26">speedbrakes closed</text:span><text:span text:style-name="T38"> (A.F. light on instrument panel upper left should be out).</text:span></text:p>
        </text:list-item>
        <text:list-item>
          <text:p text:style-name="P10"><text:span text:style-name="T26">Flaps</text:span> ... <text:span text:style-name="T26">Half</text:span> (T6 down once, flaps lever just behind and inboard of throttle, indicator on instrument panel top left)</text:p>
        </text:list-item>
        <text:list-item>
          <text:p text:style-name="P9">Taxi to takeoff position, <text:span text:style-name="T33">b</text:span><text:span text:style-name="T34">rakes will hold full mil power.</text:span></text:p>
        </text:list-item>
        <text:list-item>
          <text:p text:style-name="P8">Take off with <text:span text:style-name="T26">full afterburner</text:span>.</text:p>
        </text:list-item>
        <text:list-item>
          <text:p text:style-name="P8"><text:span text:style-name="T31">Rotate around </text:span><text:span text:style-name="T27">1</text:span><text:span text:style-name="T28">2</text:span><text:span text:style-name="T27">0 kts</text:span><text:span text:style-name="T32"> to 12 deg</text:span><text:span text:style-name="T38">, faster if heavier</text:span><text:span text:style-name="T32">. <text:s/>Takeoff around 150 kts.</text:span></text:p>
        </text:list-item>
        <text:list-item>
          <text:p text:style-name="P21"><text:span text:style-name="T7">Gear up before </text:span><text:span text:style-name="T14">240</text:span><text:span text:style-name="T15"> kts</text:span><text:span text:style-name="T7">.</text:span></text:p>
        </text:list-item>
        <text:list-item>
          <text:p text:style-name="P29"><text:span text:style-name="T21">Flaps up before </text:span><text:span text:style-name="T24">300</text:span><text:span text:style-name="T25"> kts</text:span><text:span text:style-name="T22"> (</text:span><text:span text:style-name="T23">full</text:span><text:span text:style-name="T22"> flaps </text:span><text:span text:style-name="T23">max 225</text:span><text:span text:style-name="T22"> kts).</text:span></text:p>
        </text:list-item>
      </text:list>
      <text:list xml:id="list3495379048" text:style-name="L2">
        <text:list-item>
          <text:list>
            <text:list-item>
              <text:p text:style-name="P22">LIM light (instrument panel far left) will illuminate and warning beep will sound if approaching gear/flaps speed limit.</text:p>
            </text:list-item>
          </text:list>
        </text:list-item>
      </text:list>
      <text:list xml:id="list141921835518034" text:continue-list="list3304101317" text:style-name="L1">
        <text:list-item>
          <text:p text:style-name="P11">Best climb speed:</text:p>
          <text:list>
            <text:list-item>
              <text:p text:style-name="P11">Clean:</text:p>
              <text:list>
                <text:list-item>
                  <text:p text:style-name="P11">Mil: 470 kts IAS, M 0.92</text:p>
                </text:list-item>
                <text:list-item>
                  <text:p text:style-name="P11">AB: 500 kts IAS, M 0.95</text:p>
                </text:list-item>
              </text:list>
            </text:list-item>
            <text:list-item>
              <text:p text:style-name="P11">With 2x drop tanks:</text:p>
              <text:list>
                <text:list-item>
                  <text:p text:style-name="P11">Mil: 422 kts IAS, M 0.84</text:p>
                </text:list-item>
                <text:list-item>
                  <text:p text:style-name="P11">AB: 475 kts IAS, M 0.92</text:p>
                </text:list-item>
              </text:list>
            </text:list-item>
            <text:list-item>
              <text:p text:style-name="P11">Interception climb schedule:</text:p>
              <text:list>
                <text:list-item>
                  <text:p text:style-name="P11">Climb subsonic as above to 30,000 ft.</text:p>
                </text:list-item>
                <text:list-item>
                  <text:p text:style-name="P11">Level off and accelerate to 610 kts.</text:p>
                </text:list-item>
                <text:list-item>
                  <text:p text:style-name="P11">Maintain 610 kts and climb to 36,000 ft.</text:p>
                </text:list-item>
                <text:list-item>
                  <text:p text:style-name="P11">Level off and accelerate to M 1.8.</text:p>
                </text:list-item>
                <text:list-item>
                  <text:p text:style-name="P11">Maintain M 1.8 and climb to desired altitude.</text:p>
                </text:list-item>
              </text:list>
            </text:list-item>
          </text:list>
        </text:list-item>
      </text:list>
      <text:p text:style-name="P2"/>
      <text:p text:style-name="P4">Landing</text:p>
      <text:list xml:id="list4080130623" text:style-name="L3">
        <text:list-item>
          <text:p text:style-name="P12"><text:span text:style-name="T26">Prohibited to use air brakes</text:span> while landing.<text:span text:style-name="T37"> <text:s/>Use on approach is OK, but must be retracted before touchdown.</text:span></text:p>
        </text:list-item>
        <text:list-item>
          <text:p text:style-name="P13">Under 250 kts<text:span text:style-name="T35">??</text:span>, gear and flaps full down.</text:p>
        </text:list-item>
        <text:list-item>
          <text:p text:style-name="P13"><text:span text:style-name="T26">HUD mode switch</text:span> ... <text:span text:style-name="T26">V</text:span> (Approach mode) (right console forward inboard)</text:p>
        </text:list-item>
      </text:list>
      <text:list xml:id="list4193990878" text:style-name="L4">
        <text:list-item>
          <text:list>
            <text:list-item>
              <text:p text:style-name="P23"><text:span text:style-name="T17">Master Arm must be OFF</text:span><text:span text:style-name="T10"> in order for Approach Mode to work.</text:span></text:p>
            </text:list-item>
          </text:list>
        </text:list-item>
      </text:list>
      <text:list xml:id="list141921426098269" text:continue-list="list4080130623" text:style-name="L3">
        <text:list-item>
          <text:p text:style-name="P13">On-speed is 11 deg AOA (green indicator on AOA meter left of HUD)</text:p>
        </text:list-item>
        <text:list-item>
          <text:p text:style-name="P13">Trim to maintain pitch angle.</text:p>
        </text:list-item>
        <text:list-item>
          <text:p text:style-name="P13">Max landing weights and rate of descent:</text:p>
          <text:list>
            <text:list-item>
              <text:p text:style-name="P13">Normal: 9,000 kg (19,842 lbs), 550 ft/min</text:p>
            </text:list-item>
            <text:list-item>
              <text:p text:style-name="P13">Exceptional: 11,000 kg (24,251 lbs), 395 ft/min</text:p>
            </text:list-item>
            <text:list-item>
              <text:p text:style-name="P13">Emergency: &gt;11,000 kg, as slow as possible &lt;300 ft/min</text:p>
            </text:list-item>
          </text:list>
        </text:list-item>
        <text:list-item>
          <text:p text:style-name="P13">First short broken line below horizon line on HUD is 2.5 deg glideslope line. <text:s/>Put velocity vector <text:span text:style-name="T39">dot </text:span>on glideslope line and align both with runway threshold.</text:p>
        </text:list-item>
        <text:list-item>
          <text:p text:style-name="P13">When over runway threshold, reduce power and flare to 12-13 deg AOA.</text:p>
        </text:list-item>
        <text:list-item>
          <text:p text:style-name="P15">After touchdown, fully retract flaps.</text:p>
        </text:list-item>
        <text:list-item>
          <text:p text:style-name="P13">Optional:</text:p>
          <text:list>
            <text:list-item>
              <text:p text:style-name="P13">Aerobrake by maintaining 12-13 deg AOA until about 120 kts.</text:p>
            </text:list-item>
            <text:list-item>
              <text:p text:style-name="P13">Or deploy drogue chute (green handle on left forward canopy rail).</text:p>
            </text:list-item>
          </text:list>
        </text:list-item>
        <text:list-item>
          <text:p text:style-name="P14">Enable high-gain NWS (<text:span text:style-name="T39">Flip-down Trigger press</text:span><text:span text:style-name="T45">, </text:span>DIR button on center console between legs, top<text:span text:style-name="T45"> left, is pushed in slightly if enabled</text:span>)</text:p>
        </text:list-item>
      </text:list>
      <text:p text:style-name="P3"/>
      <text:p text:style-name="P5">Engine relight</text:p>
      <text:list xml:id="list3049556992" text:style-name="L5">
        <text:list-item>
          <text:p text:style-name="P16">Placard with process is on the left side wall under canopy rail.</text:p>
        </text:list-item>
      </text:list>
      <text:list xml:id="list1823961952" text:style-name="L6">
        <text:list-item>
          <text:p text:style-name="P20">Relight only <text:span text:style-name="T26">below 20,000 ft</text:span>. <text:s/>If below 10,000 ft, relight attempt not recommended as you may run out of altitude??</text:p>
        </text:list-item>
        <text:list-item>
          <text:p text:style-name="P20">Descend, maintaining <text:span text:style-name="T26">at least 230 kts</text:span>, <text:span text:style-name="T26">300 kts preferred</text:span>. <text:s/>Try to keep engine RPM <text:span text:style-name="T26">above 2,600</text:span> or alternators will disengage (which also kills the main altimeter; backup altimeter will still work).</text:p>
        </text:list-item>
        <text:list-item>
          <text:p text:style-name="P17"><text:span text:style-name="T26">Throttle</text:span> ... <text:span text:style-name="T26">IDLE</text:span>, then <text:span text:style-name="T26">CUTOFF</text:span> (<text:span text:style-name="T26">Bottom Thumb Button press</text:span>)</text:p>
        </text:list-item>
        <text:list-item>
          <text:p text:style-name="P27"><text:span text:style-name="T26">Master valve </text:span><text:span text:style-name="T29">control switch</text:span><text:span text:style-name="T36"> </text:span>... <text:span text:style-name="T26">OFF</text:span> (right console rear outboard, on CABIN panel)<text:span text:style-name="T20"> (not strictly needed)</text:span></text:p>
        </text:list-item>
        <text:list-item>
          <text:p text:style-name="P17"><text:span text:style-name="T26">Relight switch</text:span> ... <text:span text:style-name="T26">Forward</text:span> (on inboard side of throttle base) (<text:span text:style-name="T26">shift-Bottom Thumb Button press</text:span>)</text:p>
        </text:list-item>
      </text:list>
      <text:list xml:id="list689364750" text:style-name="L7">
        <text:list-item>
          <text:list>
            <text:list-item>
              <text:p text:style-name="P19">Switch will automatically disengage after 30 seconds.</text:p>
            </text:list-item>
          </text:list>
        </text:list-item>
      </text:list>
      <text:list xml:id="list141921717952412" text:continue-list="list1823961952" text:style-name="L6">
        <text:list-item>
          <text:p text:style-name="P24"><text:span text:style-name="T18">Throttle</text:span><text:span text:style-name="T11"> ... </text:span><text:span text:style-name="T19">Approximately halfway</text:span><text:span text:style-name="T11"> between idle and mil</text:span><text:span text:style-name="T12"> power</text:span></text:p>
        </text:list-item>
        <text:list-item>
          <text:p text:style-name="P18"><text:span text:style-name="T44">Within 30 seconds, </text:span>RPM should begin increasing and temp should increase past 250 deg (TUYERE gauge under RPM gauge)</text:p>
        </text:list-item>
      </text:list>
      <text:list xml:id="list1915972843" text:style-name="L8">
        <text:list-item>
          <text:list>
            <text:list-item>
              <text:p text:style-name="P25"><text:span text:style-name="T11">If engine fails to relight, </text:span><text:span text:style-name="T18">wait 30 seconds</text:span><text:span text:style-name="T11"> for the Relight switch to reset, then cut throttle completely (</text:span><text:span text:style-name="T18">IDLE</text:span><text:span text:style-name="T11"> then </text:span><text:span text:style-name="T18">CUTOFF</text:span><text:span text:style-name="T11">) before attempting again.</text:span></text:p>
            </text:list-item>
          </text:list>
        </text:list-item>
      </text:list>
      <text:list xml:id="list141922332386391" text:continue-list="list141921717952412" text:style-name="L6">
        <text:list-item>
          <text:p text:style-name="P17">Increase throttle to desired power.</text:p>
        </text:list-item>
        <text:list-item>
          <text:p text:style-name="P28"><text:span text:style-name="T40">Master valve </text:span><text:span text:style-name="T41">control switch</text:span><text:span text:style-name="T42"> </text:span><text:span text:style-name="T43">... </text:span><text:span text:style-name="T40">ON</text:span><text:span text:style-name="T43"> (right console rear outboard, on CABIN panel)</text:span></text:p>
        </text:list-item>
        <text:list-item>
          <text:p text:style-name="P26"><text:span text:style-name="T13">Reset alternators if needed</text:span><text:span text:style-name="T6"> with </text:span><text:span text:style-name="T13">CONV/AUTO/REARM switch</text:span><text:span text:style-name="T6"> to </text:span><text:span text:style-name="T13">REARM</text:span><text:span text:style-name="T6"> (momentary) and then back to </text:span><text:span text:style-name="T13">AUTO</text:span><text:span text:style-name="T6"> (right console forward vertical panel)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7-25T14:19:21.155000000</dc:date>
    <meta:editing-duration>PT13H24M20S</meta:editing-duration>
    <meta:editing-cycles>109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55" meta:word-count="617" meta:character-count="3459" meta:non-whitespace-character-count="2943"/>
  </office:meta>
</office:document-meta>
</file>